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 Unicode MS2" svg:font-family="'Arial Unicode MS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Consolas" fo:font-size="28pt" style:font-name-asian="Consolas" style:font-size-asian="28pt" style:font-size-complex="28pt"/>
    </style:style>
    <style:style style:name="P2" style:family="paragraph">
      <style:text-properties fo:font-size="29.3999996185303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/>
    </style:style>
    <style:style style:name="P5" style:family="paragraph">
      <style:text-properties style:font-name="Consolas" fo:font-size="28pt" style:font-size-asian="28pt" style:font-size-complex="28pt"/>
    </style:style>
    <style:style style:name="P6" style:family="paragraph">
      <style:text-properties style:font-name="Consolas" fo:font-size="18pt" style:font-size-asian="18pt" style:font-size-complex="18pt"/>
    </style:style>
    <style:style style:name="P7" style:family="paragraph">
      <style:text-properties fo:font-size="20pt"/>
    </style:style>
    <style:style style:name="T1" style:family="text">
      <style:text-properties style:font-name="Consolas" fo:font-size="28pt" style:font-size-asian="28pt" style:font-size-complex="28pt"/>
    </style:style>
    <style:style style:name="T2" style:family="text">
      <style:text-properties style:font-name="Consolas" fo:font-size="20pt" style:font-name-asian="Consolas" style:font-size-asian="20pt" style:font-size-complex="20pt"/>
    </style:style>
    <style:style style:name="T3" style:family="text">
      <style:text-properties style:font-name="Consolas" fo:font-size="20pt" fo:font-style="italic" style:font-name-asian="Consolas" style:font-size-asian="20pt" style:font-style-asian="italic" style:font-size-complex="20pt" style:font-style-complex="italic"/>
    </style:style>
    <style:style style:name="T4" style:family="text">
      <style:text-properties style:font-name="Consolas" fo:font-size="20pt" fo:font-style="normal" style:font-name-asian="Consolas" style:font-size-asian="20pt" style:font-style-asian="normal" style:font-size-complex="20pt" style:font-style-complex="normal"/>
    </style:style>
    <style:style style:name="T5" style:family="text">
      <style:text-properties style:font-name="Consolas" fo:font-size="20pt" fo:text-shadow="none" style:font-size-asian="20pt" style:font-size-complex="20pt"/>
    </style:style>
    <style:style style:name="T6" style:family="text">
      <style:text-properties style:font-name="Consolas" fo:font-size="20pt" fo:font-style="italic" fo:text-shadow="none" style:font-size-asian="20pt" style:font-style-asian="italic" style:font-size-complex="20pt" style:font-style-complex="italic"/>
    </style:style>
    <style:style style:name="T7" style:family="text">
      <style:text-properties style:font-name="Consolas" fo:font-size="28pt" style:font-name-asian="Consolas" style:font-size-asian="28pt" style:font-size-complex="28pt"/>
    </style:style>
    <style:style style:name="T8" style:family="text">
      <style:text-properties style:font-name="Consolas" fo:font-size="20pt" style:font-size-asian="20pt" style:font-size-complex="20pt"/>
    </style:style>
    <style:style style:name="T9" style:family="text">
      <style:text-properties style:font-name="Consolas" fo:font-size="20pt" fo:text-shadow="none" style:font-name-asian="Consolas" style:font-size-asian="20pt" style:font-size-complex="20pt"/>
    </style:style>
    <style:style style:name="T10" style:family="text">
      <style:text-properties fo:color="#000000" style:font-name="Consolas" fo:font-size="22pt" style:font-name-asian="Menlo-Regular1" style:font-size-asian="22pt" style:font-name-complex="Menlo-Regular1" style:font-size-complex="22pt"/>
    </style:style>
    <style:style style:name="T11" style:family="text">
      <style:text-properties fo:color="#000000" style:font-name="Consolas" fo:font-size="14pt" style:font-name-asian="Menlo-Regular1" style:font-size-asian="14pt" style:font-name-complex="Menlo-Regular1" style:font-size-complex="14pt"/>
    </style:style>
    <style:style style:name="T12" style:family="text">
      <style:text-properties style:font-name="Consolas" fo:font-size="18pt" style:font-size-asian="18pt" style:font-size-complex="18pt"/>
    </style:style>
    <style:style style:name="T13" style:family="text">
      <style:text-properties style:font-name="Consolas" fo:font-size="18pt" style:font-name-asian="Consolas" style:font-size-asian="18pt" style:font-size-complex="18pt"/>
    </style:style>
    <style:style style:name="T14" style:family="text">
      <style:text-properties fo:color="#000000" style:font-name="Consolas" fo:font-size="18pt" style:font-name-asian="Menlo-Regular1" style:font-size-asian="18pt" style:font-name-complex="Menlo-Regular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text-style-name="P1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<text:span text:style-name="T1">Connecting and Disconnecting</text:span></text:p>
              </text:list-item>
            </text:list>
            <text:p><text:span text:style-name="T2"><text:s text:c="3"/></text:span><text:span text:style-name="T2">mysql -h </text:span><text:span text:style-name="T3">host</text:span><text:span text:style-name="T2"> -u </text:span><text:span text:style-name="T3">user </text:span><text:span text:style-name="T4">-P</text:span><text:span text:style-name="T3"> port</text:span><text:span text:style-name="T2"> -p</text:span></text:p>
            <text:p><text:span text:style-name="T2"><text:s text:c="3"/></text:span><text:span text:style-name="T2">quit</text:span></text:p>
            <text:list text:continue-numbering="true" text:style-name="L2">
              <text:list-item>
                <text:p><text:span text:style-name="T1">Print mysql server version and date and dateTime</text:span></text:p>
                <text:p><text:span text:style-name="T5">SELECT VERSION(),CURRENT_DATE,NOW();</text:span></text:p>
              </text:list-item>
              <text:list-item>
                <text:p><text:span text:style-name="T1">Print current login user</text:span></text:p>
                <text:p><text:span text:style-name="T2">SELECT USER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s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Print all databases</text:span></text:p>
              </text:list-item>
            </text:list>
            <text:p><text:span text:style-name="T2"><text:s text:c="3"/></text:span><text:span text:style-name="T2">SHOW DATABASES;</text:span></text:p>
            <text:list text:continue-numbering="true" text:style-name="L2">
              <text:list-item>
                <text:p><text:span text:style-name="T1">Create database</text:span></text:p>
                <text:p><text:span text:style-name="T5">CREATE DATABASE </text:span><text:span text:style-name="T6">CRM</text:span><text:span text:style-name="T5">;</text:span></text:p>
              </text:list-item>
              <text:list-item>
                <text:p><text:span text:style-name="T1">Access database</text:span></text:p>
                <text:p><text:span text:style-name="T2">USE </text:span><text:span text:style-name="T3">CRM</text:span><text:span text:style-name="T2">;</text:span></text:p>
              </text:list-item>
              <text:list-item>
                <text:p><text:span text:style-name="T7">Drop database</text:span></text:p>
                <text:p><text:span text:style-name="T2">DROP DATABASE </text:span><text:span text:style-name="T3">CRM</text:span><text:span text:style-name="T2">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s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Print current database</text:span></text:p>
              </text:list-item>
            </text:list>
            <text:p><text:span text:style-name="T2"><text:s text:c="3"/></text:span><text:span text:style-name="T2">SELECT DATABASE();</text:span></text:p>
            <text:list text:continue-numbering="true" text:style-name="L2">
              <text:list-item>
                <text:p><text:span text:style-name="T1">Print all tables</text:span></text:p>
                <text:p><text:span text:style-name="T8">SHOW TABLES;</text:span></text:p>
              </text:list-item>
              <text:list-item>
                <text:p><text:span text:style-name="T1">Create table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Table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p text:style-name="P3"><text:span text:style-name="T10">Table name: CUSTOMER</text:span></text:p>
            <text:p text:style-name="P3"><text:span text:style-name="T11">+-------------+-----------------------+------+-----+-------------------+-------+</text:span></text:p>
            <text:p text:style-name="P3"><text:span text:style-name="T11">| Field <text:s text:c="6"/>| Type <text:s text:c="17"/>| Null | Key | Default <text:s text:c="10"/>| Extra |</text:span></text:p>
            <text:p text:style-name="P3"><text:span text:style-name="T11">+-------------+-----------------------+------+-----+-------------------+-------+</text:span></text:p>
            <text:p text:style-name="P3"><text:span text:style-name="T11">| ID <text:s text:c="9"/>| int(11) <text:s text:c="14"/>| NO <text:s text:c="2"/>| PRI | <text:s text:c="18"/>| <text:s text:c="6"/>|</text:span></text:p>
            <text:p text:style-name="P3"><text:span text:style-name="T11">| NAME <text:s text:c="7"/>| varchar(128) <text:s text:c="9"/>| NO <text:s text:c="2"/>| UNI | <text:s text:c="18"/>| <text:s text:c="6"/>|</text:span></text:p>
            <text:p text:style-name="P3"><text:span text:style-name="T11">| GENDER <text:s text:c="5"/>| enum('MALE','FEMALE') | YES <text:s/>| <text:s text:c="4"/>| <text:s text:c="18"/>| <text:s text:c="6"/>|</text:span></text:p>
            <text:p text:style-name="P3"><text:span text:style-name="T11">| BIRTHDAY <text:s text:c="3"/>| date <text:s text:c="17"/>| YES <text:s/>| <text:s text:c="4"/>| 1900-01-01 <text:s text:c="7"/>| <text:s text:c="6"/>|</text:span></text:p>
            <text:p text:style-name="P3"><text:span text:style-name="T11">| CREATE_TIME | datetime <text:s text:c="13"/>| NO <text:s text:c="2"/>| <text:s text:c="4"/>| CURRENT_TIMESTAMP | <text:s text:c="6"/>|</text:span></text:p>
            <text:p text:style-name="P3"><text:span text:style-name="T11">| UPDATE_TIME | datetime <text:s text:c="13"/>| YES <text:s/>| <text:s text:c="4"/>| <text:s text:c="18"/>| <text:s text:c="6"/>|</text:span></text:p>
            <text:p text:style-name="P4"><text:span text:style-name="T11">+-------------+-----------------------+------+-----+-------------------+-------+</text:span></text:p>
            <text:list text:style-name="L2">
              <text:list-header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Table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12">CREATE TABLE CUSTOMER(</text:span></text:p>
                <text:p><text:span text:style-name="T12"><text:s text:c="4"/></text:span><text:span text:style-name="T12">ID INT PRIMARY KEY,</text:span></text:p>
                <text:p><text:span text:style-name="T12"><text:s text:c="4"/></text:span><text:span text:style-name="T12">NAME VARCHAR(128) NOT NULL UNIQUE,</text:span></text:p>
                <text:p><text:span text:style-name="T12"><text:s text:c="4"/></text:span><text:span text:style-name="T12">GENDER ENUM('MALE','FEMALE'),</text:span></text:p>
                <text:p><text:span text:style-name="T12"><text:s text:c="4"/></text:span><text:span text:style-name="T12">BIRTHDAY DATE DEFAULT '1900-01-01',</text:span></text:p>
                <text:p><text:span text:style-name="T12"><text:s text:c="4"/></text:span><text:span text:style-name="T12">CREATE_TIME DATETIME NOT NULL DEFAULT NOW(),</text:span></text:p>
                <text:p><text:span text:style-name="T12"><text:s text:c="4"/></text:span><text:span text:style-name="T12">UPDATE_TIME DATETIME</text:span></text:p>
                <text:p><text:span text:style-name="T12">)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Renaming Customer table To Customers</text:span></text:p>
                <text:p><text:span text:style-name="T12">ALTER TABLE CUSTOMER RENAME TO CUSTOMERS; </text:span></text:p>
              </text:list-item>
              <text:list-item>
                <text:p><text:span text:style-name="T1">Print table structure</text:span></text:p>
              </text:list-item>
            </text:list>
            <text:p><text:span text:style-name="T2"><text:s text:c="3"/></text:span><text:span text:style-name="T2">DESCRIBE CUSTOMERS;</text:span></text:p>
            <text:list text:continue-numbering="true" text:style-name="L2">
              <text:list-item>
                <text:p><text:span text:style-name="T1">Alter table structure</text:span></text:p>
                <text:p><text:span text:style-name="T1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 Table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p text:style-name="P3"><text:span text:style-name="T10">Table name: CUSTOMERS</text:span></text:p>
            <text:p text:style-name="P3"><text:span text:style-name="T11">+-------------+-----------------------+------+-----+-------------------+----------------+</text:span></text:p>
            <text:p text:style-name="P3"><text:span text:style-name="T11">| Field <text:s text:c="6"/>| Type <text:s text:c="17"/>| Null | Key | Default <text:s text:c="10"/>| Extra <text:s text:c="9"/>|</text:span></text:p>
            <text:p text:style-name="P3"><text:span text:style-name="T11">+-------------+-----------------------+------+-----+-------------------+----------------+</text:span></text:p>
            <text:p text:style-name="P3"><text:span text:style-name="T11">| CUSTOMER_NO | int(11) <text:s text:c="14"/>| NO <text:s text:c="2"/>| PRI | <text:s text:c="18"/>| auto_increment |</text:span></text:p>
            <text:p text:style-name="P3"><text:span text:style-name="T11">| NAME <text:s text:c="7"/>| varchar(128) <text:s text:c="9"/>| NO <text:s text:c="2"/>| UNI | <text:s text:c="18"/>| <text:s text:c="15"/>|</text:span></text:p>
            <text:p text:style-name="P3"><text:span text:style-name="T11">| GENDER <text:s text:c="5"/>| enum('MALE','FEMALE') | YES <text:s/>| <text:s text:c="4"/>| <text:s text:c="18"/>| <text:s text:c="15"/>|</text:span></text:p>
            <text:p text:style-name="P3"><text:span text:style-name="T11">| BIRTHDAY <text:s text:c="3"/>| date <text:s text:c="17"/>| YES <text:s/>| <text:s text:c="4"/>| 1900-01-01 <text:s text:c="7"/>| <text:s text:c="15"/>|</text:span></text:p>
            <text:p text:style-name="P3"><text:span text:style-name="T11">| ADDRESS <text:s text:c="4"/>| text <text:s text:c="17"/>| YES <text:s/>| <text:s text:c="4"/>| <text:s text:c="18"/>| <text:s text:c="15"/>|</text:span></text:p>
            <text:p text:style-name="P3"><text:span text:style-name="T11">| CREATE_TIME | datetime <text:s text:c="13"/>| NO <text:s text:c="2"/>| <text:s text:c="4"/>| CURRENT_TIMESTAMP | <text:s text:c="15"/>|</text:span></text:p>
            <text:p text:style-name="P4"><text:span text:style-name="T11">+-------------+-----------------------+------+-----+-------------------+----------------+</text:span></text:p>
            <text:list text:style-name="L2">
              <text:list-header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 table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12">ALTER TABLE CUSTOMERS</text:span></text:p>
                <text:p><text:span text:style-name="T12">DROP COLUMN UPDATE_TIME,</text:span></text:p>
                <text:p><text:span text:style-name="T12">ADD COLUMN ADDRESS TEXT AFTER BIRTHDAY,</text:span></text:p>
                <text:p><text:span text:style-name="T12">CHANGE COLUMN ID CUSTOMER_NO INT AUTO_INCREMENT;</text:span></text:p>
                <text:p><text:span text:style-name="T12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Add check constraint</text:span></text:p>
              </text:list-item>
            </text:list>
            <text:p><text:span text:style-name="T2"><text:s text:c="3"/></text:span><text:span text:style-name="T13">ALTER TABLE CUSTOMERS </text:span></text:p>
            <text:p><text:span text:style-name="T13"><text:s text:c="7"/></text:span><text:span text:style-name="T13">ADD CONSTRAINT chk_name CHECK (LEN(NAME) &gt; 10);</text:span></text:p>
            <text:p><text:span text:style-name="T13"/></text:p>
            <text:p><text:span text:style-name="T13"><text:s text:c="3"/></text:span><text:span text:style-name="T13">ALTER TABLE CUSTOMERS</text:span></text:p>
            <text:p><text:span text:style-name="T13"><text:s text:c="6"/></text:span><text:span text:style-name="T13">ADD CONSTRAINT chk_address CHECK (LEN(ADDRESS) &gt; 10 AND ADDRESS <text:s text:c="13"/>LIKE 'No.%');</text:span></text:p>
            <text:list text:continue-numbering="true" text:style-name="L2">
              <text:list-item>
                <text:p><text:span text:style-name="T1">Show all constraints on Customers table?</text:span></text:p>
                <text:p><text:span text:style-name="T1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x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Add index</text:span></text:p>
              </text:list-item>
            </text:list>
            <text:p><text:span text:style-name="T2"><text:s text:c="3"/></text:span><text:span text:style-name="T2">CREATE INDEX in_name ON CUSTOMERS(NAME);</text:span></text:p>
            <text:p><text:span text:style-name="T2"><text:s text:c="3"/></text:span><text:span text:style-name="T2">ALTER TABLE CUSTOMERS ADD INDEX in_name(NAME);</text:span></text:p>
            <text:list text:continue-numbering="true" text:style-name="L2">
              <text:list-item>
                <text:p><text:span text:style-name="T1">Drop index</text:span></text:p>
                <text:p><text:span text:style-name="T12">ALTER TABLE CUSTOMERS DROP INDEX in_name;</text:span></text:p>
              </text:list-item>
              <text:list-item>
                <text:p><text:span text:style-name="T1">Show all indexes on Customer table</text:span></text:p>
                <text:p><text:span text:style-name="T12">SHOW INDEXES FROM CUSTOMERS;</text:span></text:p>
                <text:p><text:span text:style-name="T1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Tables</text:p>
          </draw:text-box>
        </draw:frame>
        <draw:frame presentation:style-name="pr4" draw:text-style-name="P5" draw:layer="layout" svg:width="25.199cm" svg:height="15cm" svg:x="0.4cm" svg:y="4.8cm" presentation:class="outline" presentation:user-transformed="true">
          <draw:text-box>
            <text:list text:style-name="L2">
              <text:list-item>
                <text:p><text:span text:style-name="T1">Table Name: CATEGORIES</text:span></text:p>
              </text:list-item>
            </text:list>
            <text:p text:style-name="P3"><text:span text:style-name="T11"><text:s text:c="4"/></text:span><text:span text:style-name="T11">+-------+--------------+------+-----+---------+----------------+</text:span></text:p>
            <text:p text:style-name="P3"><text:span text:style-name="T11"><text:s text:c="4"/></text:span><text:span text:style-name="T11">| Field | Type <text:s text:c="8"/>| Null | Key | Default | Extra <text:s text:c="9"/>|</text:span></text:p>
            <text:p text:style-name="P3"><text:span text:style-name="T11"><text:s text:c="4"/></text:span><text:span text:style-name="T11">+-------+--------------+------+-----+---------+----------------+</text:span></text:p>
            <text:p text:style-name="P3"><text:span text:style-name="T11"><text:s text:c="4"/></text:span><text:span text:style-name="T11">| ID <text:s text:c="3"/>| int(11) <text:s text:c="5"/>| NO <text:s text:c="2"/>| PRI | <text:s text:c="8"/>| auto_increment |</text:span></text:p>
            <text:p text:style-name="P3"><text:span text:style-name="T11"><text:s text:c="4"/></text:span><text:span text:style-name="T11">| NAME <text:s/>| varchar(128) | NO <text:s text:c="2"/>| UNI | <text:s text:c="8"/>| <text:s text:c="15"/>|</text:span></text:p>
            <text:p text:style-name="P4"><text:span text:style-name="T11"><text:s text:c="4"/></text:span><text:span text:style-name="T11">+-------+--------------+------+-----+---------+----------------+</text:span></text:p>
            <text:p text:style-name="P4"><text:span text:style-name="T14"><text:s text:c="3"/></text:span><text:span text:style-name="T14">Add 3 constraints:</text:span></text:p>
            <text:p text:style-name="P4"><text:span text:style-name="T14"><text:s text:c="3"/></text:span><text:span text:style-name="T14">ID: Primary key constraint, named pk_id;</text:span></text:p>
            <text:p text:style-name="P4"><text:span text:style-name="T14"><text:s text:c="3"/></text:span><text:span text:style-name="T14">Name: Unique constraint, named uk_name;</text:span></text:p>
            <text:p text:style-name="P4"><text:span text:style-name="T14"><text:s text:c="3"/></text:span><text:span text:style-name="T14">Name: Check constraint, named chk_name;</text:span></text:p>
            <text:p text:style-name="P4"><text:span text:style-name="T14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Table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CREATE TABLE CATEGORIES(</text:span></text:p>
                <text:list>
                  <text:list-header>
                    <text:p><text:span text:style-name="T12">ID INT AUTO_INCREMENT,</text:span></text:p>
                    <text:p><text:span text:style-name="T12">NAME VARCHAR(128) NOT NULL,</text:span></text:p>
                    <text:p><text:span text:style-name="T12">CONSTRAINT pk_id PRIMARY KEY (ID),</text:span></text:p>
                    <text:p><text:span text:style-name="T12">CONSTRAINT uk_name UNIQUE (NAME),</text:span></text:p>
                    <text:p><text:span text:style-name="T12">CONSTRAINT chk_name CHECK (LEN(NAME) &gt; 2)</text:span></text:p>
                  </text:list-header>
                </text:list>
                <text:p><text:span text:style-name="T12">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Tables</text:p>
          </draw:text-box>
        </draw:frame>
        <draw:frame presentation:style-name="pr4" draw:text-style-name="P5" draw:layer="layout" svg:width="25.199cm" svg:height="15cm" svg:x="0.8cm" svg:y="4.8cm" presentation:class="outline" presentation:user-transformed="true">
          <draw:text-box>
            <text:list text:style-name="L2">
              <text:list-item>
                <text:p><text:span text:style-name="T1">Table Name: PRODUCTS</text:span></text:p>
              </text:list-item>
            </text:list>
            <text:p text:style-name="P3"><text:span text:style-name="T11"><text:s text:c="4"/></text:span><text:span text:style-name="T11">+-------------+--------------+------+-----+---------+----------------+</text:span></text:p>
            <text:p text:style-name="P3"><text:span text:style-name="T11"><text:s text:c="4"/></text:span><text:span text:style-name="T11">| Field <text:s text:c="6"/>| Type <text:s text:c="8"/>| Null | Key | Default | Extra <text:s text:c="9"/>|</text:span></text:p>
            <text:p text:style-name="P3"><text:span text:style-name="T11"><text:s text:c="4"/></text:span><text:span text:style-name="T11">+-------------+--------------+------+-----+---------+----------------+</text:span></text:p>
            <text:p text:style-name="P3"><text:span text:style-name="T11"><text:s text:c="4"/></text:span><text:span text:style-name="T11">| ID <text:s text:c="9"/>| int(11) <text:s text:c="5"/>| NO <text:s text:c="2"/>| PRI | NULL <text:s text:c="3"/>| auto_increment |</text:span></text:p>
            <text:p text:style-name="P3"><text:span text:style-name="T11"><text:s text:c="4"/></text:span><text:span text:style-name="T11">| NAME <text:s text:c="7"/>| varchar(128) | NO <text:s text:c="2"/>| UNI | NULL <text:s text:c="3"/>| <text:s text:c="15"/>|</text:span></text:p>
            <text:p text:style-name="P3"><text:span text:style-name="T11"><text:s text:c="4"/></text:span><text:span text:style-name="T11">| CATEGORY_ID | int(11) <text:s text:c="5"/>| NO <text:s text:c="2"/>| MUL | NULL <text:s text:c="3"/>| <text:s text:c="15"/>|</text:span></text:p>
            <text:p text:style-name="P3"><text:span text:style-name="T11"><text:s text:c="4"/></text:span><text:span text:style-name="T11">| PRICE <text:s text:c="6"/>| double <text:s text:c="6"/>| NO <text:s text:c="2"/>| <text:s text:c="4"/>| NULL <text:s text:c="3"/>| <text:s text:c="15"/>|</text:span></text:p>
            <text:p text:style-name="P3"><text:span text:style-name="T11"><text:s text:c="4"/></text:span><text:span text:style-name="T11">| INVENTORY <text:s text:c="2"/>| int(11) <text:s text:c="5"/>| NO <text:s text:c="2"/>| <text:s text:c="4"/>| 0 <text:s text:c="6"/>| <text:s text:c="15"/>|</text:span></text:p>
            <text:p text:style-name="P3"><text:span text:style-name="T11"><text:s text:c="4"/></text:span><text:span text:style-name="T11">| DESCRIPTION | text <text:s text:c="8"/>| YES <text:s/>| <text:s text:c="4"/>| NULL <text:s text:c="3"/>| <text:s text:c="15"/>|</text:span></text:p>
            <text:p text:style-name="P4"><text:span text:style-name="T11"><text:s text:c="4"/></text:span><text:span text:style-name="T11">+-------------+--------------+------+-----+---------+----------------+</text:span></text:p>
            <text:p text:style-name="P4"><text:span text:style-name="T14"><text:s text:c="3"/></text:span><text:span text:style-name="T14">Add 1 more constraints:</text:span></text:p>
            <text:p text:style-name="P4"><text:span text:style-name="T14"><text:s text:c="3"/></text:span><text:span text:style-name="T14">The value of PRICE must be between 0.1 and 90,000,000.00 </text:span></text:p>
            <text:p text:style-name="P4"><text:span text:style-name="T14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Tables</text:p>
          </draw:text-box>
        </draw:frame>
        <draw:frame presentation:style-name="pr4" draw:text-style-name="P5" draw:layer="layout" svg:width="25.199cm" svg:height="15cm" svg:x="0.4cm" svg:y="4.8cm" presentation:class="outline" presentation:user-transformed="true">
          <draw:text-box>
            <text:list text:style-name="L2">
              <text:list-header>
                <text:p><text:span text:style-name="T12">CREATE TABLE PRODUCTS(</text:span></text:p>
                <text:list>
                  <text:list-header>
                    <text:p><text:span text:style-name="T12">ID INT PRIMARY KEY AUTO_INCREMENT,</text:span></text:p>
                    <text:p><text:span text:style-name="T12">NAME VARCHAR(128) UNIQUE NOT NULL,</text:span></text:p>
                    <text:p><text:span text:style-name="T12">CATEGORY_ID INT NOT NULL,</text:span></text:p>
                    <text:p><text:span text:style-name="T12">PRICE DOUBLE NOT NULL,</text:span></text:p>
                    <text:p><text:span text:style-name="T12">INVENTORY INT NOT NULL DEFAULT 0,</text:span></text:p>
                    <text:p><text:span text:style-name="T12">DESCRIPTION TEXT,</text:span></text:p>
                    <text:p><text:span text:style-name="T12">CONSTRAINT chk_price CHECK (PRICE BETWEEN 0.1 AND 90000000.00),</text:span></text:p>
                    <text:p><text:span text:style-name="T12">CONSTRAINT fk_category_id FOREIGN KEY (CATEGORY_ID) REFERENCES CATEGORIES(ID)</text:span></text:p>
                  </text:list-header>
                </text:list>
                <text:p><text:span text:style-name="T12">);</text:span></text:p>
              </text:list-header>
            </text:list>
            <text:p text:style-name="P4"><text:span text:style-name="T14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Tables</text:p>
          </draw:text-box>
        </draw:frame>
        <draw:frame presentation:style-name="pr4" draw:text-style-name="P5" draw:layer="layout" svg:width="25.199cm" svg:height="15cm" svg:x="0.8cm" svg:y="4.8cm" presentation:class="outline" presentation:user-transformed="true">
          <draw:text-box>
            <text:list text:style-name="L2">
              <text:list-item>
                <text:p><text:span text:style-name="T1">Table Name: PURCHASES</text:span></text:p>
              </text:list-item>
            </text:list>
            <text:p text:style-name="P3"><text:span text:style-name="T11"><text:s text:c="3"/></text:span><text:span text:style-name="T11">+-------------+----------+------+-----+-------------------+----------------+</text:span></text:p>
            <text:p text:style-name="P3"><text:span text:style-name="T11"><text:s text:c="3"/></text:span><text:span text:style-name="T11">| Field <text:s text:c="6"/>| Type <text:s text:c="4"/>| Null | Key | Default <text:s text:c="10"/>| Extra <text:s text:c="9"/>|</text:span></text:p>
            <text:p text:style-name="P3"><text:span text:style-name="T11"><text:s text:c="3"/></text:span><text:span text:style-name="T11">+-------------+----------+------+-----+-------------------+----------------+</text:span></text:p>
            <text:p text:style-name="P3"><text:span text:style-name="T11"><text:s text:c="3"/></text:span><text:span text:style-name="T11">| ID <text:s text:c="9"/>| int(11) <text:s/>| NO <text:s text:c="2"/>| PRI | NULL <text:s text:c="13"/>| auto_increment |</text:span></text:p>
            <text:p text:style-name="P3"><text:span text:style-name="T11"><text:s text:c="3"/></text:span><text:span text:style-name="T11">| CUSTOMER_ID | int(11) <text:s/>| NO <text:s text:c="2"/>| MUL | NULL <text:s text:c="13"/>| <text:s text:c="15"/>|</text:span></text:p>
            <text:p text:style-name="P3"><text:span text:style-name="T11"><text:s text:c="3"/></text:span><text:span text:style-name="T11">| PRODUCT_ID <text:s/>| int(11) <text:s/>| NO <text:s text:c="2"/>| MUL | NULL <text:s text:c="13"/>| <text:s text:c="15"/>|</text:span></text:p>
            <text:p text:style-name="P3"><text:span text:style-name="T11"><text:s text:c="3"/></text:span><text:span text:style-name="T11">| QUANTITY <text:s text:c="3"/>| int(11) <text:s/>| NO <text:s text:c="2"/>| <text:s text:c="4"/>| NULL <text:s text:c="13"/>| <text:s text:c="15"/>|</text:span></text:p>
            <text:p text:style-name="P3"><text:span text:style-name="T11"><text:s text:c="3"/></text:span><text:span text:style-name="T11">| DISCOUNT <text:s text:c="3"/>| float <text:s text:c="3"/>| YES <text:s/>| <text:s text:c="4"/>| NULL <text:s text:c="13"/>| <text:s text:c="15"/>|</text:span></text:p>
            <text:p text:style-name="P3"><text:span text:style-name="T11"><text:s text:c="3"/></text:span><text:span text:style-name="T11">| CREATE_TIME | datetime | NO <text:s text:c="2"/>| <text:s text:c="4"/>| CURRENT_TIMESTAMP | <text:s text:c="15"/>|</text:span></text:p>
            <text:p text:style-name="P4"><text:span text:style-name="T11"><text:s text:c="3"/></text:span><text:span text:style-name="T11">+-------------+----------+------+-----+-------------------+----------------+</text:span></text:p>
            <text:p text:style-name="P4"><text:span text:style-name="T14"/></text:p>
            <text:p text:style-name="P4"><text:span text:style-name="T14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Tables</text:p>
          </draw:text-box>
        </draw:frame>
        <draw:frame presentation:style-name="pr4" draw:text-style-name="P5" draw:layer="layout" svg:width="25.199cm" svg:height="15cm" svg:x="0.4cm" svg:y="4.8cm" presentation:class="outline" presentation:user-transformed="true">
          <draw:text-box>
            <text:list text:style-name="L2">
              <text:list-header>
                <text:p><text:span text:style-name="T14">CREATE TABLE PURCHASES(</text:span></text:p>
              </text:list-header>
            </text:list>
            <text:p text:style-name="P4"><text:span text:style-name="T14"><text:s/></text:span><text:span text:style-name="T14"><text:tab/></text:span><text:span text:style-name="T14"><text:tab/></text:span><text:span text:style-name="T14"> <text:s text:c="2"/></text:span><text:span text:style-name="T14">ID INT PRIMARY KEY AUTO_INCREMENT,</text:span></text:p>
            <text:p text:style-name="P4"><text:span text:style-name="T14"><text:s/></text:span><text:span text:style-name="T14"><text:tab/></text:span><text:span text:style-name="T14"> </text:span><text:span text:style-name="T14"><text:tab/></text:span><text:span text:style-name="T14">CUSTOMER_ID INT NOT NULL,</text:span></text:p>
            <text:p text:style-name="P4"><text:span text:style-name="T14"><text:s/></text:span><text:span text:style-name="T14"><text:tab/></text:span><text:span text:style-name="T14"> </text:span><text:span text:style-name="T14"><text:tab/></text:span><text:span text:style-name="T14">PRODUCT_ID INT NOT NULL,</text:span></text:p>
            <text:p text:style-name="P4"><text:span text:style-name="T14"><text:s/></text:span><text:span text:style-name="T14"><text:tab/></text:span><text:span text:style-name="T14"> </text:span><text:span text:style-name="T14"><text:tab/></text:span><text:span text:style-name="T14">QUANTITY INT NOT NULL,</text:span></text:p>
            <text:p text:style-name="P4"><text:span text:style-name="T14"><text:s/></text:span><text:span text:style-name="T14"><text:tab/></text:span><text:span text:style-name="T14"> </text:span><text:span text:style-name="T14"><text:tab/></text:span><text:span text:style-name="T14">DISCOUNT FLOAT,</text:span></text:p>
            <text:p text:style-name="P4"><text:span text:style-name="T14"><text:s/></text:span><text:span text:style-name="T14"><text:tab/></text:span><text:span text:style-name="T14"> </text:span><text:span text:style-name="T14"><text:tab/></text:span><text:span text:style-name="T14">CREATE_TIME DATETIME NOT NULL DEFAULT NOW(),</text:span></text:p>
            <text:p text:style-name="P4"><text:span text:style-name="T14"><text:s/></text:span><text:span text:style-name="T14"><text:tab/></text:span><text:span text:style-name="T14"> </text:span><text:span text:style-name="T14"><text:tab/></text:span><text:span text:style-name="T14">CONSTRAINT fk_customer_id FOREIGN KEY (CUSTOMER_ID) </text:span></text:p>
            <text:p text:style-name="P4"><text:span text:style-name="T14"><text:s/>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REFERENCES CUSTOMERS(CUSTOMER_NO),</text:span></text:p>
            <text:p text:style-name="P4"><text:span text:style-name="T14"><text:s/></text:span><text:span text:style-name="T14"><text:tab/></text:span><text:span text:style-name="T14"> <text:s/></text:span><text:span text:style-name="T14"><text:tab/></text:span><text:span text:style-name="T14">CONSTRAINT fk_product_id FOREIGN KEY (PRODUCT_ID)</text:span></text:p>
            <text:p text:style-name="P4"><text:span text:style-name="T14"><text:s/>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text:s/></text:span><text:span text:style-name="T14">REFERENCES PRODUCTS(ID)</text:span></text:p>
            <text:p text:style-name="P4"><text:span text:style-name="T14"><text:s/></text:span><text:span text:style-name="T14"><text:tab/></text:span><text:span text:style-name="T1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rial Unicode MS2" svg:font-family="'Arial Unicode MS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4T10:41:58.251741000</meta:creation-date>
    <dc:date>2014-09-17T20:18:14.938962000</dc:date>
    <meta:editing-duration>PT11M4S</meta:editing-duration>
    <meta:editing-cycles>7</meta:editing-cycles>
    <meta:generator>LibreOffice/4.1.4.2$MacOSX_x86 LibreOffice_project/0a0440ccc0227ad9829de5f46be37cfb6edcf72</meta:generator>
    <meta:document-statistic meta:object-count="89"/>
  </office:meta>
</office:document-meta>
</file>